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3.697cm"/>
    </style:style>
    <style:style style:name="co3" style:family="table-column">
      <style:table-column-properties fo:break-before="auto" style:column-width="5.491cm"/>
    </style:style>
    <style:style style:name="co4" style:family="table-column">
      <style:table-column-properties fo:break-before="auto" style:column-width="4.981cm"/>
    </style:style>
    <style:style style:name="co5" style:family="table-column">
      <style:table-column-properties fo:break-before="auto" style:column-width="7.352cm"/>
    </style:style>
    <style:style style:name="ro1" style:family="table-row">
      <style:table-row-properties style:row-height="1.023cm" fo:break-before="auto" style:use-optimal-row-height="false"/>
    </style:style>
    <style:style style:name="ro2" style:family="table-row">
      <style:table-row-properties style:row-height="4.516cm" fo:break-before="auto" style:use-optimal-row-height="false"/>
    </style:style>
    <style:style style:name="ro3" style:family="table-row">
      <style:table-row-properties style:row-height="3.528cm" fo:break-before="auto" style:use-optimal-row-height="false"/>
    </style:style>
    <style:style style:name="ro4" style:family="table-row">
      <style:table-row-properties style:row-height="11.571cm" fo:break-before="auto" style:use-optimal-row-height="false"/>
    </style:style>
    <style:style style:name="ro5" style:family="table-row">
      <style:table-row-properties style:row-height="2.505cm" fo:break-before="auto" style:use-optimal-row-height="false"/>
    </style:style>
    <style:style style:name="ro6" style:family="table-row">
      <style:table-row-properties style:row-height="6.526cm" fo:break-before="auto" style:use-optimal-row-height="false"/>
    </style:style>
    <style:style style:name="ro7" style:family="table-row">
      <style:table-row-properties style:row-height="14.464cm" fo:break-before="auto" style:use-optimal-row-height="false"/>
    </style:style>
    <style:style style:name="ro8" style:family="table-row">
      <style:table-row-properties style:row-height="6.033cm" fo:break-before="auto" style:use-optimal-row-height="false"/>
    </style:style>
    <style:style style:name="ro9" style:family="table-row">
      <style:table-row-properties style:row-height="4.022cm" fo:break-before="auto" style:use-optimal-row-height="false"/>
    </style:style>
    <style:style style:name="ro10" style:family="table-row">
      <style:table-row-properties style:row-height="5.539cm" fo:break-before="auto" style:use-optimal-row-height="false"/>
    </style:style>
    <style:style style:name="ro11" style:family="table-row">
      <style:table-row-properties style:row-height="7.056cm" fo:break-before="auto" style:use-optimal-row-height="false"/>
    </style:style>
    <style:style style:name="ro12" style:family="table-row">
      <style:table-row-properties style:row-height="5.045cm" fo:break-before="auto" style:use-optimal-row-height="false"/>
    </style:style>
    <style:style style:name="ro13" style:family="table-row">
      <style:table-row-properties style:row-height="3.034cm" fo:break-before="auto" style:use-optimal-row-height="false"/>
    </style:style>
    <style:style style:name="ro14" style:family="table-row">
      <style:table-row-properties style:row-height="13.582cm" fo:break-before="auto" style:use-optimal-row-height="false"/>
    </style:style>
    <style:style style:name="ro15" style:family="table-row">
      <style:table-row-properties style:row-height="12.065cm" fo:break-before="auto" style:use-optimal-row-height="false"/>
    </style:style>
    <style:style style:name="ro16" style:family="table-row">
      <style:table-row-properties style:row-height="8.043cm" fo:break-before="auto" style:use-optimal-row-height="false"/>
    </style:style>
    <style:style style:name="ro17" style:family="table-row">
      <style:table-row-properties style:row-height="7.549cm" fo:break-before="auto" style:use-optimal-row-height="false"/>
    </style:style>
    <style:style style:name="ro18" style:family="table-row">
      <style:table-row-properties style:row-height="10.054cm" fo:break-before="auto" style:use-optimal-row-height="false"/>
    </style:style>
    <style:style style:name="ro19" style:family="table-row">
      <style:table-row-properties style:row-height="11.077cm" fo:break-before="auto" style:use-optimal-row-height="false"/>
    </style:style>
    <style:style style:name="ro20" style:family="table-row">
      <style:table-row-properties style:row-height="1.517cm" fo:break-before="auto" style:use-optimal-row-height="false"/>
    </style:style>
    <style:style style:name="ro21" style:family="table-row">
      <style:table-row-properties style:row-height="2.08cm" fo:break-before="auto" style:use-optimal-row-height="false"/>
    </style:style>
    <style:style style:name="ro22" style:family="table-row">
      <style:table-row-properties style:row-height="0.459cm" fo:break-before="auto" style:use-optimal-row-height="false"/>
    </style:style>
    <style:style style:name="ro23" style:family="table-row">
      <style:table-row-properties style:row-height="0.416cm" fo:break-before="auto" style:use-optimal-row-height="true"/>
    </style:style>
    <style:style style:name="ta1" style:family="table" style:master-page-name="mp0">
      <style:table-properties table:display="true" style:writing-mode="lr-tb"/>
    </style:style>
    <style:style style:name="ce1" style:family="table-cell" style:parent-style-name="Default">
      <style:table-cell-properties fo:background-color="#dddddd" style:text-align-source="fix" style:repeat-content="false" fo:wrap-option="wrap" style:vertical-align="bottom"/>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table-cell-properties fo:background-color="#eeeeee" fo:wrap-option="wrap" style:vertical-align="bottom"/>
    </style:style>
    <style:style style:name="ce3" style:family="table-cell" style:parent-style-name="Default">
      <style:table-cell-properties fo:background-color="#e6e6e6" fo:wrap-option="wrap"/>
    </style:style>
    <style:style style:name="ce4" style:family="table-cell" style:parent-style-name="Default">
      <style:table-cell-properties fo:wrap-option="wrap" style:vertical-align="bottom"/>
    </style:style>
    <style:style style:name="ce5" style:family="table-cell" style:parent-style-name="Default">
      <style:table-cell-properties fo:wrap-option="wrap"/>
    </style:style>
    <style:style style:name="ta_extref" style:family="table">
      <style:table-properties table:display="false"/>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Nome</text:p>
          </table:table-cell>
          <table:table-cell table:style-name="ce1" office:value-type="string">
            <text:p>Link do currículo</text:p>
          </table:table-cell>
          <table:table-cell table:style-name="ce1" office:value-type="string">
            <text:p>Experiência</text:p>
          </table:table-cell>
          <table:table-cell table:style-name="ce1" office:value-type="string">
            <text:p>Capacidade</text:p>
          </table:table-cell>
          <table:table-cell table:style-name="ce1" office:value-type="string">
            <text:p>Habilidade/Especialidade</text:p>
          </table:table-cell>
          <table:table-cell table:style-name="ce4"/>
          <table:table-cell table:number-columns-repeated="1018"/>
        </table:table-row>
        <table:table-row table:style-name="ro2">
          <table:table-cell table:style-name="ce2" office:value-type="string">
            <text:p>Geovane Pazine Filho</text:p>
          </table:table-cell>
          <table:table-cell table:style-name="ce2" office:value-type="string">
            <text:p>http://buscatextual.cnpq.br/buscatextual/visualizacv.do?id=K4465640D7</text:p>
          </table:table-cell>
          <table:table-cell table:style-name="ce2" office:value-type="string">
            <text:p>Desenvolvimento - Programação (Core - Modelagem, Banco de Dados, Arquitetura, Testes) e Planejamento de Atividades</text:p>
          </table:table-cell>
          <table:table-cell table:style-name="ce2" office:value-type="string">
            <text:p>Gerencia de Projeto, Gerencia de Riscos, Gerencia de Configuração.</text:p>
          </table:table-cell>
          <table:table-cell table:style-name="ce2" office:value-type="string">
            <text:p>Arquiteto de Software, Planejamento, Desenvolvimento, Testes e Gerencia de Banco de Dados.</text:p>
          </table:table-cell>
          <table:table-cell table:style-name="ce4"/>
          <table:table-cell table:number-columns-repeated="1018"/>
        </table:table-row>
        <table:table-row table:style-name="ro3">
          <table:table-cell table:style-name="ce2" office:value-type="string">
            <text:p>Gabriel da Silva Vieira</text:p>
          </table:table-cell>
          <table:table-cell table:style-name="ce2" office:value-type="string">
            <text:p>http://lattes.cnpq.br/9290516928216163</text:p>
          </table:table-cell>
          <table:table-cell table:style-name="ce2" office:value-type="string">
            <text:p>Experiência acadêmica com a realização de trabalhos propostos pelas disciplinas do curso.</text:p>
          </table:table-cell>
          <table:table-cell table:style-name="ce2" office:value-type="string">
            <text:p>Modelagem de Dados. Desenvolvimento Java. </text:p>
          </table:table-cell>
          <table:table-cell table:style-name="ce2" office:value-type="string">
            <text:p>Levantamento e Análise de Requisitos. Desenvolvimento. Modelagem de Dados.</text:p>
          </table:table-cell>
          <table:table-cell table:style-name="ce4"/>
          <table:table-cell table:number-columns-repeated="1018"/>
        </table:table-row>
        <table:table-row table:style-name="ro3">
          <table:table-cell table:style-name="ce2" office:value-type="string">
            <text:p>Raphael Rezende Teixeira</text:p>
          </table:table-cell>
          <table:table-cell table:style-name="ce2" office:value-type="string">
            <text:p>http://buscatextual.cnpq.br/buscatextual/visualizacv.do?id=K4469067D6</text:p>
          </table:table-cell>
          <table:table-cell table:style-name="ce2" office:value-type="string">
            <text:p>Tenho experiência nas atividades técnicas e um pouco de apoio por causa das aulas do curso.</text:p>
          </table:table-cell>
          <table:table-cell table:style-name="ce2" office:value-type="string">
            <text:p>Tenho capacidade por causa das aulas de fazer qualquer natureza do projeto.</text:p>
          </table:table-cell>
          <table:table-cell table:style-name="ce2" office:value-type="string">
            <text:p>A minha melhor atuação seria na áreas técnicas do projeto.</text:p>
          </table:table-cell>
          <table:table-cell table:style-name="ce4"/>
          <table:table-cell table:number-columns-repeated="1018"/>
        </table:table-row>
        <table:table-row table:style-name="ro4">
          <table:table-cell table:style-name="ce2" office:value-type="string">
            <text:p>José Leonardo A. S. Monteiro</text:p>
          </table:table-cell>
          <table:table-cell table:style-name="ce2" office:value-type="string">
            <text:p>http://lattes.cnpq.br/9737025330438224</text:p>
          </table:table-cell>
          <table:table-cell table:style-name="ce2" office:value-type="string">
            <text:p>Desenvolvimento de aplicações Desktop Orientado a objetos Utilizando Java e .Net com Hibernate, JPA, </text:p>
            <text:p>Desenvolvimento de aplicações Web com Asp.Net, JSF, Servlet e Jsp. Dominio em Jquery, Javascript, Css</text:p>
            <text:p>Design de aplicações web</text:p>
            <text:p>Analise de Testes, elaboração e execução de casos de teste.</text:p>
          </table:table-cell>
          <table:table-cell table:style-name="ce2" office:value-type="string">
            <text:p>Aplicação de Nivel G Mps Br, Manutenção de Banco de Dados, Criação de relatorios, Gerenciamento de projetos, requisitos, configuração</text:p>
          </table:table-cell>
          <table:table-cell table:style-name="ce2" office:value-type="string">
            <text:p>Gerencia de projeto e configuração, desenvolvimento, e gestão de pessoas</text:p>
          </table:table-cell>
          <table:table-cell table:style-name="ce4"/>
          <table:table-cell table:number-columns-repeated="1018"/>
        </table:table-row>
        <table:table-row table:style-name="ro5">
          <table:table-cell table:style-name="ce2" office:value-type="string">
            <text:p>Klevlon Borges</text:p>
          </table:table-cell>
          <table:table-cell table:style-name="ce2" office:value-type="string">
            <text:p>http://lattes.cnpq.br/9936747877055717</text:p>
          </table:table-cell>
          <table:table-cell table:style-name="ce2" office:value-type="string">
            <text:p>Programação c# e Java Básicos, Teste de Software</text:p>
          </table:table-cell>
          <table:table-cell table:style-name="ce2" office:value-type="string">
            <text:p>Desenvolver, Gestão de Tempo e Risco, Engenharia de usabilidade,</text:p>
          </table:table-cell>
          <table:table-cell table:style-name="ce2" office:value-type="string">
            <text:p>Programação e Governança (Itil e cobit)</text:p>
          </table:table-cell>
          <table:table-cell table:style-name="ce4"/>
          <table:table-cell table:number-columns-repeated="1018"/>
        </table:table-row>
        <table:table-row table:style-name="ro5">
          <table:table-cell table:style-name="ce2" office:value-type="string">
            <text:p>Andressa Goncalves Guimares</text:p>
          </table:table-cell>
          <table:table-cell table:style-name="ce2" office:value-type="string">
            <text:p>curricomandadoporemail</text:p>
          </table:table-cell>
          <table:table-cell table:style-name="ce2" office:value-type="string">
            <text:p>trabalho com suporte , parte fiscal, gerencia de negocio, e qualidade</text:p>
          </table:table-cell>
          <table:table-cell table:style-name="ce2" office:value-type="string">
            <text:p>analise de requisitos, analise de negocio, qualidade </text:p>
          </table:table-cell>
          <table:table-cell table:style-name="ce2" office:value-type="string">
            <text:p>Qualidade, analise de requisito e negocio</text:p>
          </table:table-cell>
          <table:table-cell table:style-name="ce4"/>
          <table:table-cell table:number-columns-repeated="1018"/>
        </table:table-row>
        <table:table-row table:style-name="ro6">
          <table:table-cell table:style-name="ce2" office:value-type="string">
            <text:p>Bruno César</text:p>
          </table:table-cell>
          <table:table-cell table:style-name="ce2" office:value-type="string">
            <text:p>http://about.me/brunocesar</text:p>
          </table:table-cell>
          <table:table-cell table:style-name="ce2" office:value-type="string">
            <text:p>5 anos de desenvolvimento .NET</text:p>
            <text:p>3 anos de desenvolvimento Java EE e 4 com Java no Geral</text:p>
            <text:p/>
            <text:p>6 meses como gerente da área de desenvolvimento na Oobj TI</text:p>
          </table:table-cell>
          <table:table-cell table:style-name="ce2" office:value-type="string">
            <text:p>Gestão Ágil de Projetos</text:p>
            <text:p>Gestão de Projetos Ágeis</text:p>
          </table:table-cell>
          <table:table-cell table:style-name="ce2" office:value-type="string">
            <text:p>Arquitetura de Projetos e Sistemas</text:p>
            <text:p>Codificação</text:p>
            <text:p>Documentação "Ágil"</text:p>
            <text:p>Coaching/Mentoring</text:p>
          </table:table-cell>
          <table:table-cell table:style-name="ce4"/>
          <table:table-cell table:number-columns-repeated="1018"/>
        </table:table-row>
        <table:table-row table:style-name="ro7">
          <table:table-cell table:style-name="ce2" office:value-type="string">
            <text:p>Bruno Blumenschein</text:p>
          </table:table-cell>
          <table:table-cell table:style-name="ce2" office:value-type="string">
            <text:p>http://lattes.cnpq.br/9636284719509111 </text:p>
          </table:table-cell>
          <table:table-cell table:style-name="ce2" office:value-type="string">
            <text:p>Minha experiência consiste basicamente nos projetos em que participei e desenvolvi na universidade. Faço estágio na área de computação, mas é apenas resolvendo problemas bem triviais de usuários leigos.</text:p>
            <text:p>Na faculdade desenvolvi em grande parte atividades na área de requisitos e gerência de projetos. Já desenvolvi algumas aplicações pessoais em Java, e estou trabalho para melhorar minhas técnicas nesta área. </text:p>
            <text:p>Normalmente sempre me dedico ao máximo aos projetos e faço o melhor que posso, sempre passando o feedback das minhas atividades e ajudando os meus companheiros de equipe. </text:p>
          </table:table-cell>
          <table:table-cell table:style-name="ce2" office:value-type="string">
            <text:p>Acredito que a minha capacidade seja, a partir é claro de um bom treinamento, em qualquer uma das áreas disponíveis, dando prioridade as área de engenharia de requisitos, gerência de projetos, desenvolvimento em Java, configuração de artefatos. Garanto total pró-atividade e o máximo de esforço.</text:p>
          </table:table-cell>
          <table:table-cell table:style-name="ce2" office:value-type="string">
            <text:p>Posso dizer que a minha especialidade é na área de requisitos e na organização dos artefatos de projeto, embora não tenha muita comprovação de tais fatos.</text:p>
            <text:p>Quando participo de projetos com pessoas conhecidas, também participo acompanhando o que os outros estão fazendo, ajudando-os e organizando ambientes e ferramentas para que dê tudo certo no final.</text:p>
            <text:p/>
          </table:table-cell>
          <table:table-cell table:style-name="ce4"/>
          <table:table-cell table:number-columns-repeated="1018"/>
        </table:table-row>
        <table:table-row table:style-name="ro8">
          <table:table-cell table:style-name="ce2" office:value-type="string">
            <text:p>Diogo Ribeiro de Souza</text:p>
          </table:table-cell>
          <table:table-cell table:style-name="ce2" office:value-type="string">
            <text:p>http://buscatextual.cnpq.br/buscatextual/visualizacv.do?id=K4462989J3</text:p>
          </table:table-cell>
          <table:table-cell table:style-name="ce2" office:value-type="string">
            <text:p>Desenvolvimento de aplicações web utilizando Java EE, Grails, Rails, css, html, javascript (incluindo seus frameworks mais usados). </text:p>
            <text:p>Gerenciamento de banco de dados.</text:p>
          </table:table-cell>
          <table:table-cell table:style-name="ce2" office:value-type="string">
            <text:p>Programador, Administrador de banco de dados e Arquiteto de Software.</text:p>
          </table:table-cell>
          <table:table-cell table:style-name="ce2" office:value-type="string">
            <text:p>Programador, Administrador de banco de dados e Arquiteto de Software.</text:p>
          </table:table-cell>
          <table:table-cell table:style-name="ce4"/>
          <table:table-cell table:number-columns-repeated="1018"/>
        </table:table-row>
        <table:table-row table:style-name="ro9">
          <table:table-cell table:style-name="ce2" office:value-type="string">
            <text:p>Wilker de Jesus Machado</text:p>
          </table:table-cell>
          <table:table-cell table:style-name="ce2" office:value-type="string">
            <text:p>http://lattes.cnpq.br/1580699603225453 </text:p>
          </table:table-cell>
          <table:table-cell table:style-name="ce2" office:value-type="string">
            <text:p>Trabalhei no CERCOMP <text:s/>e na Todo! Soluções como Desenvolvedor. Tenho mais exp com desenvolvimento.</text:p>
          </table:table-cell>
          <table:table-cell table:style-name="ce2" office:value-type="string">
            <text:p>Testes, <text:s/>Gerencia de Configuração, Projeto, Usabilidade</text:p>
          </table:table-cell>
          <table:table-cell table:style-name="ce2" office:value-type="string">
            <text:p>Arquitetura de Software, Desenvolvimento, Banco de Dados,</text:p>
          </table:table-cell>
          <table:table-cell table:style-name="ce4"/>
          <table:table-cell table:number-columns-repeated="1018"/>
        </table:table-row>
        <table:table-row table:style-name="ro10">
          <table:table-cell table:style-name="ce2" office:value-type="string">
            <text:p>Expedito Pereira dos Santos</text:p>
          </table:table-cell>
          <table:table-cell table:style-name="ce2" office:value-type="string">
            <text:p>naocadastrado</text:p>
          </table:table-cell>
          <table:table-cell table:style-name="ce2" office:value-type="string">
            <text:p>Em desenvolvimento de software, apenas no que tange as atividades acadêmicas vinculadas ao curso de Engenharia de Software.</text:p>
          </table:table-cell>
          <table:table-cell table:style-name="ce2" office:value-type="string">
            <text:p>Atividades relacionadas a análise, projeto e gerência em desenvolvimento de software.</text:p>
          </table:table-cell>
          <table:table-cell table:style-name="ce2" office:value-type="string">
            <text:p>Atividades relacionadas à análise e projeto!</text:p>
          </table:table-cell>
          <table:table-cell table:style-name="ce4"/>
          <table:table-cell table:number-columns-repeated="1018"/>
        </table:table-row>
        <table:table-row table:style-name="ro11">
          <table:table-cell table:style-name="ce2" office:value-type="string">
            <text:p>Allan Vieira Ribeiro</text:p>
          </table:table-cell>
          <table:table-cell table:style-name="ce2" office:value-type="string">
            <text:p>http://lattes.cnpq.br/3615837821265656</text:p>
          </table:table-cell>
          <table:table-cell table:style-name="ce2" office:value-type="string">
            <text:p>Desenvolvimento de interfaces gráficas.</text:p>
            <text:p>Configuração de projetos utilizando ferramentas como Maven, Sonar, Hudson</text:p>
            <text:p>Desenvolvimento Web com uso de JSF, Primefaces e Hibernate.</text:p>
            <text:p/>
          </table:table-cell>
          <table:table-cell table:style-name="ce2" office:value-type="string">
            <text:p>Desenvolvimento(frontend / backend)</text:p>
            <text:p>Design de interação(entusiasta Arquitetura de informação e UX)</text:p>
            <text:p>Gerência de Configuração</text:p>
            <text:p>Arquitetura e Projeto de Software</text:p>
          </table:table-cell>
          <table:table-cell table:style-name="ce2" office:value-type="string">
            <text:p>Desenvolvimento Frontend</text:p>
            <text:p>Preparação e Configuração de projetos </text:p>
            <text:p>Desenvolvimento Web</text:p>
          </table:table-cell>
          <table:table-cell table:style-name="ce4"/>
          <table:table-cell table:number-columns-repeated="1018"/>
        </table:table-row>
        <table:table-row table:style-name="ro12">
          <table:table-cell table:style-name="ce2" office:value-type="string">
            <text:p>Felipe Augusto L. Giroto</text:p>
          </table:table-cell>
          <table:table-cell table:style-name="ce2" office:value-type="string">
            <text:p>http://buscatextual.cnpq.br/buscatextual/visualizacv.do?id=K4450653E6</text:p>
          </table:table-cell>
          <table:table-cell table:style-name="ce2" office:value-type="string">
            <text:p>Homologador Paf por 2 anos</text:p>
          </table:table-cell>
          <table:table-cell table:style-name="ce2" office:value-type="string">
            <text:p>Formação em Eng de Software abrangendo (Diagramas, relatórios, documentação em geral, testes , analista de qualidade, código funcional )</text:p>
          </table:table-cell>
          <table:table-cell table:style-name="ce2" office:value-type="string">
            <text:p>Testes caixa preta, roteiros, casos de teste, casos de uso, descrição de processos, gerenciamento de qualidade</text:p>
          </table:table-cell>
          <table:table-cell table:style-name="ce4"/>
          <table:table-cell table:number-columns-repeated="1018"/>
        </table:table-row>
        <table:table-row table:style-name="ro5">
          <table:table-cell table:style-name="ce2" office:value-type="string">
            <text:p>Guilherme Augusto Sardinha Gonçalves Loiola</text:p>
          </table:table-cell>
          <table:table-cell table:style-name="ce2" office:value-type="string">
            <text:p>http://buscatextual.cnpq.br/buscatextual/visualizacv.do?id=K4414504T1</text:p>
          </table:table-cell>
          <table:table-cell table:style-name="ce2" office:value-type="string">
            <text:p>Testes Funcionais de Software</text:p>
          </table:table-cell>
          <table:table-cell table:style-name="ce2" office:value-type="string">
            <text:p>Formação em Engenharia de Software.</text:p>
          </table:table-cell>
          <table:table-cell table:style-name="ce2" office:value-type="string">
            <text:p>Tendência para processos e requisitos de software.</text:p>
          </table:table-cell>
          <table:table-cell table:style-name="ce4"/>
          <table:table-cell table:number-columns-repeated="1018"/>
        </table:table-row>
        <table:table-row table:style-name="ro7">
          <table:table-cell table:style-name="ce2" office:value-type="string">
            <text:p>INAEL RODRIGUES DE OLIVEIRA NETO</text:p>
          </table:table-cell>
          <table:table-cell table:style-name="ce2" office:value-type="string">
            <text:p>http://buscatextual.cnpq.br/buscatextual/visualizacv.do?id=K4465408H2</text:p>
          </table:table-cell>
          <table:table-cell table:style-name="ce2" office:value-type="string">
            <text:p>Desenvolvimento :</text:p>
            <text:p>- Java SE, 2E, Android. </text:p>
            <text:p>- Groovy,</text:p>
            <text:p>- HTMl</text:p>
            <text:p>- CSS</text:p>
            <text:p>- JavaScript(Jquery)</text:p>
            <text:p>- C# .net ; </text:p>
            <text:p/>
            <text:p>Persitência:</text:p>
            <text:p>- Postgresql</text:p>
            <text:p>- SQL Server</text:p>
            <text:p>- MySql</text:p>
            <text:p>- Oracle</text:p>
            <text:p>- Hibernate</text:p>
            <text:p>- Mapeamento Objeto Relacional</text:p>
            <text:p/>
            <text:p>Arquitetura de Software;</text:p>
            <text:p>Padrões de Projeto;</text:p>
            <text:p>Desenvolvimento em ambiente Ágil;</text:p>
            <text:p>Ferramentas de Integração Contínua;</text:p>
            <text:p/>
            <text:p/>
            <text:p/>
            <text:p/>
          </table:table-cell>
          <table:table-cell table:style-name="ce2" office:value-type="string">
            <text:p>Tenho capacidade de trabalhar com Apoio(Gestor de Medição, Configuração, Qualidade...)</text:p>
          </table:table-cell>
          <table:table-cell table:style-name="ce2" office:value-type="string">
            <text:p>Desenvolvimento, <text:s/>Administrador de BD e Arquiteto de Software.</text:p>
          </table:table-cell>
          <table:table-cell table:style-name="ce4"/>
          <table:table-cell table:number-columns-repeated="1018"/>
        </table:table-row>
        <table:table-row table:style-name="ro4">
          <table:table-cell table:style-name="ce2" office:value-type="string">
            <text:p>Rodrigo Andrade</text:p>
          </table:table-cell>
          <table:table-cell table:style-name="ce2" office:value-type="string">
            <text:p>http://lattes.cnpq.br/4864628108061259</text:p>
          </table:table-cell>
          <table:table-cell table:style-name="ce2" office:value-type="string">
            <text:p>Tenho experiência dentro dos projetos da faculdade em desenvolvimento e também em gerencias variadas.</text:p>
            <text:p>Trabalho em uma empresa de desenvolvimento com a plataforma de java web junto com jsf e frameworks como primefaces..</text:p>
            <text:p>já tive experiências também com flex, servlets.</text:p>
          </table:table-cell>
          <table:table-cell table:style-name="ce2" office:value-type="string">
            <text:p>Tenho capacidade em atuar em desenvolvimento, <text:s/>como administração de banco de dados, requisitos ou qualquer outra área desde que tenha tempo ou material para estudos;</text:p>
          </table:table-cell>
          <table:table-cell table:style-name="ce2" office:value-type="string">
            <text:p>a parte com mais experiência é no desenvolvimento (java, jsp, jsf...) que é a parte com que trabalho na empresa, ou com banco de dados</text:p>
          </table:table-cell>
          <table:table-cell table:style-name="ce4"/>
          <table:table-cell table:number-columns-repeated="1018"/>
        </table:table-row>
        <table:table-row table:style-name="ro11">
          <table:table-cell table:style-name="ce2" office:value-type="string">
            <text:p>Eduardo Bruno Simões Seguro</text:p>
          </table:table-cell>
          <table:table-cell table:style-name="ce2" office:value-type="string">
            <text:p>http://lattes.cnpq.br/7410551591467281</text:p>
          </table:table-cell>
          <table:table-cell table:style-name="ce2" office:value-type="string">
            <text:p>Tenho experiência com desenvolvimento no meu ambiente de trabalho e possuo experiência em gerência de configuração, processos e qualidade em projetos feitos na faculdade.</text:p>
          </table:table-cell>
          <table:table-cell table:style-name="ce2" office:value-type="string">
            <text:p>Posso atuar no desenvolvimento, gerência de configuração, gerência de comunicação, qualidade (tanto de produto quanto de processos) e projeto.</text:p>
          </table:table-cell>
          <table:table-cell table:style-name="ce2" office:value-type="string">
            <text:p>Desenvolvimento em Java e Android.</text:p>
          </table:table-cell>
          <table:table-cell table:style-name="ce4"/>
          <table:table-cell table:number-columns-repeated="1018"/>
        </table:table-row>
        <table:table-row table:style-name="ro13">
          <table:table-cell table:style-name="ce2" office:value-type="string">
            <text:p>Bruno Maia</text:p>
          </table:table-cell>
          <table:table-cell table:style-name="ce2" office:value-type="string">
            <text:p>http://lnkd.in/bmminZ</text:p>
          </table:table-cell>
          <table:table-cell table:style-name="ce2" office:value-type="string">
            <text:p>Desenvolvimento, Administração de Banco de Dados, Gerência de Configuração</text:p>
          </table:table-cell>
          <table:table-cell table:style-name="ce2" office:value-type="string">
            <text:p>Análise de Projeto, Arquitetura de Software, Engenharia de Requisitos</text:p>
          </table:table-cell>
          <table:table-cell table:style-name="ce2" office:value-type="string">
            <text:p>Gerência de Configuração, Administração de Banco de Dados, Desenvolvimento.</text:p>
          </table:table-cell>
          <table:table-cell table:style-name="ce4"/>
          <table:table-cell table:number-columns-repeated="1018"/>
        </table:table-row>
        <table:table-row table:style-name="ro10">
          <table:table-cell table:style-name="ce2" office:value-type="string">
            <text:p>Diogo Gonçalves Teodoro</text:p>
          </table:table-cell>
          <table:table-cell table:style-name="ce2" office:value-type="string">
            <text:p>br.linkedin.com/in/diogoteodoro</text:p>
          </table:table-cell>
          <table:table-cell table:style-name="ce2" office:value-type="string">
            <text:p>Programação Java</text:p>
            <text:p>Manutenção de Código</text:p>
            <text:p>Postgres</text:p>
          </table:table-cell>
          <table:table-cell table:style-name="ce2" office:value-type="string">
            <text:p>Gestão de Processos</text:p>
            <text:p>Gestão de pessoas</text:p>
            <text:p>Manutenção de Software</text:p>
            <text:p/>
            <text:p/>
          </table:table-cell>
          <table:table-cell table:style-name="ce2" office:value-type="string">
            <text:p>Gestão</text:p>
            <text:p>Qualidade</text:p>
            <text:p>Programação Java</text:p>
            <text:p>Manutenção</text:p>
            <text:p/>
            <text:p>Capacidade de trabalhar em qualquer etapa, preferência gestão.</text:p>
          </table:table-cell>
          <table:table-cell table:style-name="ce4"/>
          <table:table-cell table:number-columns-repeated="1018"/>
        </table:table-row>
        <table:table-row table:style-name="ro14">
          <table:table-cell table:style-name="ce2" office:value-type="string">
            <text:p>Bruno Marquete da Silva</text:p>
          </table:table-cell>
          <table:table-cell table:style-name="ce2" office:value-type="string">
            <text:p>http://buscatextual.cnpq.br/buscatextual/visualizacv.do?id=K4464520U8</text:p>
          </table:table-cell>
          <table:table-cell table:style-name="ce2" office:value-type="string">
            <text:p>Descrição de Casos de Uso</text:p>
            <text:p>Linguagem de modelagem UML</text:p>
            <text:p>Linguagem de Programação Java </text:p>
            <text:p>Linguagem de programação C# e Vb.net</text:p>
            <text:p>Frameworks NHIbernate, Hibernate, JSF e PrimeFaces</text:p>
            <text:p>Bancos de dados MySQL e Oracle</text:p>
            <text:p>Modelagem Relacional de Banco de Dados</text:p>
            <text:p>Gerência de configuração com Subversion e Team Foudation Server</text:p>
          </table:table-cell>
          <table:table-cell table:style-name="ce2" office:value-type="string">
            <text:p>Modelagem de diagramas UML (Curso - Online UML - 15hrs )</text:p>
            <text:p/>
            <text:p>Desenvolvimento de software utilizando frameworks Java (Curso presencial - JavaFrameworks - 40hrs)</text:p>
            <text:p/>
            <text:p>Desenvolvimento de software utilizando NHibernate (Curso presencial - NHinernate - 20hrs)</text:p>
            <text:p/>
            <text:p>Comunicação fazendo uso da oratória (Curso presencial -Oratória - 20hrs )</text:p>
            <text:p/>
          </table:table-cell>
          <table:table-cell table:style-name="ce2" office:value-type="string">
            <text:p>Modelagem Relacional de Banco de Dados</text:p>
            <text:p>Descrição de Casos de Uso</text:p>
            <text:p>Modelagem de diagramas UML</text:p>
            <text:p>Construção de software em Java e .NET</text:p>
          </table:table-cell>
          <table:table-cell table:style-name="ce4"/>
          <table:table-cell table:number-columns-repeated="1018"/>
        </table:table-row>
        <table:table-row table:style-name="ro10">
          <table:table-cell table:style-name="ce2" office:value-type="string">
            <text:p>Cézar Augusto Ferreira</text:p>
          </table:table-cell>
          <table:table-cell table:style-name="ce2" office:value-type="string">
            <text:p>http://dl.dropbox.com/u/19445249/Curriculo_CezarAugustoFerreira.pdf</text:p>
          </table:table-cell>
          <table:table-cell table:style-name="ce2" office:value-type="string">
            <text:p>* Gerencia de Projetos</text:p>
            <text:p>* Gestão de Processos</text:p>
            <text:p>* Análise de Requisitos</text:p>
            <text:p>* Desenvolvimento</text:p>
          </table:table-cell>
          <table:table-cell table:style-name="ce2" office:value-type="string">
            <text:p>* Formação desenvolvedor PHP</text:p>
            <text:p>* Formação desenvolvedor Java</text:p>
            <text:p>* Gestão de Processos MPS.BR</text:p>
            <text:p>* Gestão de Processos BPMn</text:p>
          </table:table-cell>
          <table:table-cell table:style-name="ce2" office:value-type="string">
            <text:p>* Arquitetura</text:p>
            <text:p>* Gerência de Processos/Projeto</text:p>
            <text:p>* Desenvolvimento</text:p>
          </table:table-cell>
          <table:table-cell table:style-name="ce4"/>
          <table:table-cell table:number-columns-repeated="1018"/>
        </table:table-row>
        <table:table-row table:style-name="ro15">
          <table:table-cell table:style-name="ce2" office:value-type="string">
            <text:p>Maxwel Satoshi Duarte Otsuka</text:p>
          </table:table-cell>
          <table:table-cell table:style-name="ce2" office:value-type="string">
            <text:p>http://br.linkedin.com/pub/maxwel-otsuka-itil-2011/51/4b5/3b1</text:p>
          </table:table-cell>
          <table:table-cell table:style-name="ce2" office:value-type="string">
            <text:p>- Gerenciamento de Problemas (foco em ITIL)</text:p>
            <text:p>- Participação em Projetos Ágeis</text:p>
            <text:p>- Participação em Projeto PEP/UFG Gerenciamento de Serviços(foco ITIL)</text:p>
            <text:p>- Gestão de Equipe de Implantações de Serviços</text:p>
            <text:p>- Monitor - Método de Desenvolvimento de Software (UFG/2010)</text:p>
            <text:p>- Monitor - Introdução a Programação(UFG/2010)</text:p>
            <text:p/>
          </table:table-cell>
          <table:table-cell table:style-name="ce2" office:value-type="string">
            <text:p>- Gerenciamento de Equipes</text:p>
            <text:p>- Distinção e identificação de problemas</text:p>
            <text:p>- Acompanhamento e Ação em Planejamento e Execução de Processos de Software</text:p>
            <text:p>- Modelagem de Processos com Foco em Negócio</text:p>
          </table:table-cell>
          <table:table-cell table:style-name="ce2" office:value-type="string">
            <text:p>- Acompanhamento de Projeto (noção geral)</text:p>
            <text:p>- Planejamento (vários)</text:p>
            <text:p>- Execução (vários)</text:p>
            <text:p>- Gestão de Pessoas</text:p>
          </table:table-cell>
          <table:table-cell table:style-name="ce4"/>
          <table:table-cell table:number-columns-repeated="1018"/>
        </table:table-row>
        <table:table-row table:style-name="ro16">
          <table:table-cell table:style-name="ce2" office:value-type="string">
            <text:p>Cássio Augusto Silva de Freitas</text:p>
          </table:table-cell>
          <table:table-cell table:style-name="ce2" office:value-type="string">
            <text:p>http://lattes.cnpq.br/0850995239402541</text:p>
          </table:table-cell>
          <table:table-cell table:style-name="ce2" office:value-type="string">
            <text:p>- Gerência de Configuração.</text:p>
            <text:p>- Gerência de Requisitos.</text:p>
            <text:p>- Projeto de Software.</text:p>
            <text:p>- Desenvolvimento Java web e android.</text:p>
            <text:p>- Ferramentas de Integração Contínua(Hudson, Maven, Sonar, SVN).</text:p>
            <text:p/>
          </table:table-cell>
          <table:table-cell table:style-name="ce2" office:value-type="string">
            <text:p>- Gerências em geral</text:p>
            <text:p>- Engenharia de Requisitos</text:p>
            <text:p>- Projeto de Software</text:p>
            <text:p>- Teste de Software</text:p>
            <text:p>- Desenvolvimento</text:p>
          </table:table-cell>
          <table:table-cell table:style-name="ce2" office:value-type="string">
            <text:p>- Implementação e desenvolvimento de software.</text:p>
            <text:p>- Desenvolvimento e análise de Requisitos</text:p>
          </table:table-cell>
          <table:table-cell table:style-name="ce4"/>
          <table:table-cell table:number-columns-repeated="1018"/>
        </table:table-row>
        <table:table-row table:style-name="ro10">
          <table:table-cell table:style-name="ce2" office:value-type="string">
            <text:p>Victor Ribeiro de Carvalho</text:p>
          </table:table-cell>
          <table:table-cell table:style-name="ce2" office:value-type="string">
            <text:p>http://goo.gl/szDcb</text:p>
          </table:table-cell>
          <table:table-cell table:style-name="ce2" office:value-type="string">
            <text:p>Tenho experiência em desenvolvimento de aplicações web com uso de TDD e em metodologias ágeis de desenvolvimento.</text:p>
          </table:table-cell>
          <table:table-cell table:style-name="ce2" office:value-type="string">
            <text:p>Sou capaz de trabalhar em equipe; tenho um pouco de experiência na área de desenvolvimento, principalmente com os frameworks grails e rails.</text:p>
          </table:table-cell>
          <table:table-cell table:style-name="ce2" office:value-type="string">
            <text:p>Me encaixo melhor na equipe de desenvolvimento.</text:p>
          </table:table-cell>
          <table:table-cell table:style-name="ce4"/>
          <table:table-cell table:number-columns-repeated="1018"/>
        </table:table-row>
        <table:table-row table:style-name="ro17">
          <table:table-cell table:style-name="ce2" office:value-type="string">
            <text:p>Luis Eduardo Rocha</text:p>
          </table:table-cell>
          <table:table-cell table:style-name="ce2" office:value-type="string">
            <text:p>https://docs.google.com/document/pub?id=1pMEmezG7gALReKKVSYH2oeq9dK3K8OK-ZptQuYrUlO4</text:p>
          </table:table-cell>
          <table:table-cell table:style-name="ce2" office:value-type="string">
            <text:p>Testador de software em projeto na UFG.</text:p>
            <text:p>Gerente de requisito pelo professor Juliano.</text:p>
            <text:p>Desenvolvedor em Java pela Tron.</text:p>
            <text:p>Aplicações mobile pela Tron.</text:p>
            <text:p>Experiencia em Grails.</text:p>
            <text:p>Banco de dados em Baixo nível.</text:p>
          </table:table-cell>
          <table:table-cell table:style-name="ce2" office:value-type="string">
            <text:p>Desenvolvimento em java.</text:p>
            <text:p>Testador de software.</text:p>
            <text:p>Analista de Requisitos.</text:p>
          </table:table-cell>
          <table:table-cell table:style-name="ce2" office:value-type="string">
            <text:p>Teste de software. é provavelmente a área ao qual tenho mais experiência.</text:p>
          </table:table-cell>
          <table:table-cell table:style-name="ce4"/>
          <table:table-cell table:number-columns-repeated="1018"/>
        </table:table-row>
        <table:table-row table:style-name="ro18">
          <table:table-cell table:style-name="ce2" office:value-type="string">
            <text:p>Tiago Borges Pereira</text:p>
          </table:table-cell>
          <table:table-cell table:style-name="ce2" office:value-type="string">
            <text:p>http://tiagoborges.com.br/</text:p>
          </table:table-cell>
          <table:table-cell table:style-name="ce2" office:value-type="string">
            <text:p>Além das atividades acadêmicas, trabalho desenvolvendo aplicações simples para o Departamento de Fiscalização do Crea-GO, onde também, sou auditor interno do Sistema de Gestão da Qualidade com treinamento em Interpretação da Norma NBR ISO 9001:2008. </text:p>
          </table:table-cell>
          <table:table-cell table:style-name="ce2" office:value-type="string">
            <text:p>Desenvolver sistemas utilizando a tecnologia JSF apoiado por alguns frameworks, administrar banco de dados, desenvolver requisitos e verificar qualidade de processos.</text:p>
          </table:table-cell>
          <table:table-cell table:style-name="ce2" office:value-type="string">
            <text:p>Desenvolvimento.</text:p>
          </table:table-cell>
          <table:table-cell table:style-name="ce4"/>
          <table:table-cell table:number-columns-repeated="1018"/>
        </table:table-row>
        <table:table-row table:style-name="ro16">
          <table:table-cell table:style-name="ce2" office:value-type="string">
            <text:p>Achiles Camilo Soares Neto</text:p>
          </table:table-cell>
          <table:table-cell table:style-name="ce2" office:value-type="string">
            <text:p>http://www.linkedin.com/profile/view?id=84852243&amp;trk=tab_pro</text:p>
          </table:table-cell>
          <table:table-cell table:style-name="ce2" office:value-type="string">
            <text:p>Vide campo Experience no LinkedIn</text:p>
          </table:table-cell>
          <table:table-cell table:style-name="ce2" office:value-type="string">
            <text:p>Vide campo Skills &amp; Expertise no LinkedIn</text:p>
          </table:table-cell>
          <table:table-cell table:style-name="ce2" office:value-type="string">
            <text:p>9 áreas de gestão do PMBoK e atuações referentes ao processo/metodologia seguindo métodos ágeis.</text:p>
          </table:table-cell>
          <table:table-cell table:style-name="ce4"/>
          <table:table-cell table:number-columns-repeated="1018"/>
        </table:table-row>
        <table:table-row table:style-name="ro13">
          <table:table-cell table:style-name="ce2" office:value-type="string">
            <text:p>Hélios Kárum de Oliveira Bastos</text:p>
          </table:table-cell>
          <table:table-cell table:style-name="ce2" office:value-type="string">
            <text:p>http://buscatextual.cnpq.br/buscatextual/visualizacv.do?metodo=apresentar&amp;id=K4314424E7</text:p>
          </table:table-cell>
          <table:table-cell table:style-name="ce2" office:value-type="string">
            <text:p>Experiencia em progamação em geral.</text:p>
            <text:p>Php Junior.</text:p>
            <text:p>Java intermediario.</text:p>
          </table:table-cell>
          <table:table-cell table:style-name="ce2" office:value-type="string">
            <text:p>Progamação em geral</text:p>
          </table:table-cell>
          <table:table-cell table:style-name="ce2" office:value-type="string">
            <text:p>Modelagem de dados e programação.</text:p>
          </table:table-cell>
          <table:table-cell table:style-name="ce4"/>
          <table:table-cell table:number-columns-repeated="1018"/>
        </table:table-row>
        <table:table-row table:style-name="ro5">
          <table:table-cell table:style-name="ce2" office:value-type="string">
            <text:p>Henrique Hirako</text:p>
          </table:table-cell>
          <table:table-cell table:style-name="ce2" office:value-type="string">
            <text:p>http://www.linkedin.com/pub/henrique-resende-hirako/49/298/3a4</text:p>
          </table:table-cell>
          <table:table-cell table:style-name="ce2" office:value-type="string">
            <text:p>Desenvolvimento jsf, rich faces, primefaces, postgresql, mysql, eclipse...</text:p>
          </table:table-cell>
          <table:table-cell table:style-name="ce2" office:value-type="string">
            <text:p>Desenvolvimento java, groovy e grails</text:p>
          </table:table-cell>
          <table:table-cell table:style-name="ce2" office:value-type="string">
            <text:p>Desenvolvimento e teste</text:p>
          </table:table-cell>
          <table:table-cell table:style-name="ce4"/>
          <table:table-cell table:number-columns-repeated="1018"/>
        </table:table-row>
        <table:table-row table:style-name="ro6">
          <table:table-cell table:style-name="ce2" office:value-type="string">
            <text:p>Carlos Alberto</text:p>
          </table:table-cell>
          <table:table-cell table:style-name="ce2" office:value-type="string">
            <text:p>http://lattes.cnpq.br/9001238039505308</text:p>
          </table:table-cell>
          <table:table-cell table:style-name="ce2" office:value-type="string">
            <text:p>As experiências adquiridas no curso.</text:p>
          </table:table-cell>
          <table:table-cell table:style-name="ce2" office:value-type="string">
            <text:p>Todas as etapas do processo de desenvolvimento de software, com uma pequena fraqueza para programação (Java).</text:p>
          </table:table-cell>
          <table:table-cell table:style-name="ce2" office:value-type="string">
            <text:p>Na parte gerencial me destaco mais do que na parte de programação. Confecção/elaboração dos documentos para o desenvolvimento de software.</text:p>
            <text:p>Acompanhamento dos projetos.</text:p>
          </table:table-cell>
          <table:table-cell table:style-name="ce4"/>
          <table:table-cell table:number-columns-repeated="1018"/>
        </table:table-row>
        <table:table-row table:style-name="ro6">
          <table:table-cell table:style-name="ce2" office:value-type="string">
            <text:p>Vinícius Gonçalves Braga</text:p>
          </table:table-cell>
          <table:table-cell table:style-name="ce2" office:value-type="string">
            <text:p>http://lattes.cnpq.br/2663175694150687</text:p>
          </table:table-cell>
          <table:table-cell table:style-name="ce2" office:value-type="string">
            <text:p>Tenho experiência em programação Java, com conhecimento em alguns frameworks de desenvolvimento web. Também tenho experiência em programação para Android.</text:p>
          </table:table-cell>
          <table:table-cell table:style-name="ce2" office:value-type="string">
            <text:p>Considero-me com condições para especificar requisitos, codificar, definir a arquitetura e o design do software e fazer algumas funções de planejamento.</text:p>
          </table:table-cell>
          <table:table-cell table:style-name="ce2" office:value-type="string">
            <text:p>Considero que sou melhor para programar, especificar requisitos e definir a arquitetura de software.</text:p>
          </table:table-cell>
          <table:table-cell table:style-name="ce4"/>
          <table:table-cell table:number-columns-repeated="1018"/>
        </table:table-row>
        <table:table-row table:style-name="ro19">
          <table:table-cell table:style-name="ce2" office:value-type="string">
            <text:p>Marco Aurélio</text:p>
          </table:table-cell>
          <table:table-cell table:style-name="ce2" office:value-type="string">
            <text:p>http://buscatextual.cnpq.br/buscatextual/visualizacv.do?id=K4465136T4</text:p>
          </table:table-cell>
          <table:table-cell table:style-name="ce2" office:value-type="string">
            <text:p>Minhas experiências resumem-se aos projetos desenvolvidos durante o curso, pois não trabalho na nossa área. Os projetos são o Batalha Naval, Software de Apoio a Academias de Ginástica, Sistema de Consulta ao CID-10, Software de Validação de Receitas Médicas, Siscolb (7º Período) e outros.</text:p>
          </table:table-cell>
          <table:table-cell table:style-name="ce2" office:value-type="string">
            <text:p>Desenvolvimento em Java SE e EE;</text:p>
            <text:p>Desenvolvimento em Servlet, JSP e JSF;</text:p>
            <text:p>Desenvolvimento em Groovy (Incipiente);</text:p>
            <text:p/>
          </table:table-cell>
          <table:table-cell table:style-name="ce2" office:value-type="string">
            <text:p>Elaboração de Documentos;</text:p>
            <text:p>Coordenação e implementação de MPS.BR nível G;</text:p>
            <text:p>Desenvolvimento em Java;</text:p>
          </table:table-cell>
          <table:table-cell table:number-columns-repeated="1019"/>
        </table:table-row>
        <table:table-row table:style-name="ro7">
          <table:table-cell table:style-name="ce2" office:value-type="string">
            <text:p>Igor Vinicius dos Santos Silva</text:p>
          </table:table-cell>
          <table:table-cell table:style-name="ce2" office:value-type="string">
            <text:p>http://lattes.cnpq.br/4943485270925156</text:p>
          </table:table-cell>
          <table:table-cell table:style-name="ce2" office:value-type="string">
            <text:p>Desenvolvimento em Java desktop utilizando swing; Desenvolvimento de aplicativos Web, utilizando JSF; Tecnologias de persistência em banco de dados relacional JDBC e Hibernate; Desenvolvimento de servidores de aplicação EJB 3.0; Desenvolvimentos de aplicativos utilizando JavaFX; Elaboração e execução de Testes de Software funcionais, descktop e web; Elaboração e criação de infraestrutura de automação de Testes Funcionais utilizando a ferramenta TestComplete (da Smart Bear); Experiencia em coordenar e liderar equipes de Teste.</text:p>
          </table:table-cell>
          <table:table-cell table:style-name="ce2" office:value-type="string">
            <text:p>Desenvolvimento de sistemas em Java (controler e domain);</text:p>
            <text:p>Elaboração e execução de testes manual e automatizado (TestComplete);</text:p>
            <text:p>Análise e elaboração de soluções de software, análise de requisitos do problema e da solução.</text:p>
          </table:table-cell>
          <table:table-cell table:style-name="ce2" office:value-type="string">
            <text:p>Elaboração e execução de testes de software, manuais e automatizados;</text:p>
            <text:p>Análise e elaboração de soluções de software, análise de requisitos do problema e da solução.</text:p>
          </table:table-cell>
          <table:table-cell table:number-columns-repeated="1019"/>
        </table:table-row>
        <table:table-row table:style-name="ro20">
          <table:table-cell table:style-name="ce2" office:value-type="string">
            <text:p>Luã</text:p>
          </table:table-cell>
          <table:table-cell table:style-name="ce2" office:value-type="string">
            <text:p>http://lattes.cnpq.br/7007409817533541</text:p>
          </table:table-cell>
          <table:table-cell table:style-name="ce2" office:value-type="string">
            <text:p>Desenvolvimento .NET com BD em SQL Server</text:p>
          </table:table-cell>
          <table:table-cell table:style-name="ce2" office:value-type="string">
            <text:p>Desenvolvimento Java</text:p>
          </table:table-cell>
          <table:table-cell table:style-name="ce2" office:value-type="string">
            <text:p>Desenvolvimento .NET</text:p>
          </table:table-cell>
          <table:table-cell table:number-columns-repeated="1019"/>
        </table:table-row>
        <table:table-row table:style-name="ro15">
          <table:table-cell table:style-name="ce2" office:value-type="string">
            <text:p>Luis Augusto Salema de SOuza</text:p>
          </table:table-cell>
          <table:table-cell table:style-name="ce2" office:value-type="string">
            <text:p>http://www.linkedin.com/pub/luis-augusto-salema-de-souza/20/951/b0a</text:p>
          </table:table-cell>
          <table:table-cell table:style-name="ce2" office:value-type="string">
            <text:p>Levantamento de Requisitos, implementação de ambientes linux, implementação e gerenciamento de ferramentas de versionamento e projeto (Redmine, SVN, USVN), gerenciamento de documentação, desenvolvimento de websites otimizados, SEO, gestão de resultados, modelagem de processos organizacionais, </text:p>
          </table:table-cell>
          <table:table-cell table:style-name="ce2" office:value-type="string">
            <text:p>Implementação de ambientes Linux e quaisquer aplicações vinculadas. Desenvolvimento de páginas web otimizadas, </text:p>
          </table:table-cell>
          <table:table-cell table:style-name="ce2" office:value-type="string">
            <text:p>Gerenciamento de Documentação e Implementação de Recursos para uso no projeto.</text:p>
          </table:table-cell>
          <table:table-cell table:style-name="ce4"/>
          <table:table-cell table:number-columns-repeated="1018"/>
        </table:table-row>
        <table:table-row table:style-name="ro21">
          <table:table-cell table:style-name="ce3" office:value-type="string">
            <text:p>Jackeline Neves de Almeida</text:p>
          </table:table-cell>
          <table:table-cell table:style-name="ce3" office:value-type="string">
            <text:p>http://buscatextual.cnpq.br/buscatextual/visualizacv.do?id=K4465642E5</text:p>
          </table:table-cell>
          <table:table-cell table:style-name="ce3" office:value-type="string">
            <text:p>Homologação de aplicativos fiscais; processo de desenvolvimento de software; implantação nível G do MPS.</text:p>
          </table:table-cell>
          <table:table-cell table:style-name="ce3" office:value-type="string">
            <text:p>Gestão de projeto, gerência de requisitos, medição, qualidade de processo e de produto, desenvolvimento</text:p>
          </table:table-cell>
          <table:table-cell table:style-name="ce3" office:value-type="string">
            <text:p>Gestão de projeto, processo de software, qualidade do processo e do produto</text:p>
          </table:table-cell>
          <table:table-cell table:style-name="ce5" table:number-columns-repeated="1019"/>
        </table:table-row>
        <table:table-row table:style-name="ro22" table:number-rows-repeated="98">
          <table:table-cell table:number-columns-repeated="1024"/>
        </table:table-row>
        <table:table-row table:style-name="ro2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9P0" style:volatile="true">
      <number:text> $ </number:text>
      <number:number number:decimal-places="2" number:min-integer-digits="1" number:grouping="true"/>
      <number:text> </number:text>
    </number:number-style>
    <number:number-style style:name="N109P1" style:volatile="true">
      <number:text> $ (</number:text>
      <number:number number:decimal-places="2"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 </number:text>
      <number:number number:decimal-places="0" number:min-integer-digits="1" number:grouping="true"/>
      <number:text> </number:text>
    </number:number-style>
    <number:number-style style:name="N112P1" style:volatile="true">
      <number:text> $ (</number:text>
      <number:number number:decimal-places="0"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06">
      <number:text> $ </number:text>
      <number:number number:decimal-places="2" number:min-integer-digits="1" number:grouping="true"/>
      <number:text> </number:text>
    </number:number-style>
    <number:number-style style:name="N107">
      <number:text> $ (</number:text>
      <number:number number:decimal-places="2" number:min-integer-digits="1" number:grouping="true"/>
      <number:text>)</number:text>
    </number:number-style>
    <number:number-style style:name="N108">
      <number:text> $ - </number:text>
    </number:number-style>
    <number:number-style style:name="N110">
      <number:text> $ </number:text>
      <number:number number:decimal-places="0" number:min-integer-digits="1" number:grouping="true"/>
      <number:text> </number:text>
    </number:number-style>
    <number:number-style style:name="N111">
      <number:text> $ (</number:text>
      <number:number number:decimal-places="0" number:min-integer-digits="1" number:grouping="true"/>
      <number:text>)</number:text>
    </number:number-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7">
      <number:number number:decimal-places="0" number:min-integer-digits="1" number:grouping="true"/>
      <number:text> </number:text>
    </number:number-style>
    <number:number-style style:name="N118">
      <number:text>  (</number:text>
      <number:number number:decimal-places="0" number:min-integer-digits="1" number:grouping="true"/>
      <number:text>)</number:text>
    </number:number-style>
    <number:date-style style:name="N120">
      <number:month/>
      <number:text>/</number:text>
      <number:day/>
      <number:text>/</number:text>
      <number:year number:style="long"/>
      <number:text> </number:text>
      <number:hours/>
      <number:text>:</number:text>
      <number:minutes number:style="long"/>
      <number:text>:</number:text>
      <number:seconds number:style="long"/>
    </number:date-style>
    <number:date-style style:name="N121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21">
      <number:text-content/>
      <style:map style:condition="value()&gt;=0" style:apply-style-name="N121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9"/>
    <style:style style:name="Currency_5b_0_5d_" style:display-name="Currency[0]" style:family="table-cell" style:parent-style-name="Default" style:data-style-name="N112"/>
    <style:style style:name="Comma" style:family="table-cell" style:parent-style-name="Default" style:data-style-name="N116"/>
    <style:style style:name="Comma_5b_0_5d_" style:display-name="Comma[0]" style:family="table-cell" style:parent-style-name="Default" style:data-style-name="N11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31">31/10/2012</text:date>, <text:time>16:01:49</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2-10-31T16:01:49</dc:date>
    <meta:print-date>1969-12-31T16:00:00</meta:print-date>
    <dc:creator>jackeline neves de almeida</dc:creator>
    <meta:editing-duration>PT00H40M12S</meta:editing-duration>
    <meta:editing-cycles>2</meta:editing-cycles>
    <meta:generator>BrOffice.org/3.2$Unix OpenOffice.org_project/320m18$Build-9502</meta:generator>
    <meta:document-statistic meta:table-count="1" meta:cell-count="185" meta:object-count="0"/>
  </office:meta>
</office:document-meta>
</file>